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KR" svg:font-family="'Noto Sans KR'" style:font-family-generic="modern" style:font-pitch="fixed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3c707b" officeooo:paragraph-rsid="004a3453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Heading_20_3">
      <style:text-properties officeooo:rsid="003c707b" officeooo:paragraph-rsid="002a2d00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>
      <style:text-properties officeooo:paragraph-rsid="004803cc"/>
    </style:style>
    <style:style style:name="P9" style:family="paragraph" style:parent-style-name="Heading_20_4">
      <style:text-properties officeooo:paragraph-rsid="004803cc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>
      <style:text-properties officeooo:rsid="003c707b" officeooo:paragraph-rsid="002a2d00"/>
    </style:style>
    <style:style style:name="P14" style:family="paragraph" style:parent-style-name="Heading_20_3">
      <style:text-properties officeooo:rsid="003c707b" officeooo:paragraph-rsid="005346f6"/>
    </style:style>
    <style:style style:name="P15" style:family="paragraph" style:parent-style-name="Text_20_body">
      <style:text-properties officeooo:rsid="0052b1ce" officeooo:paragraph-rsid="0052b1ce"/>
    </style:style>
    <style:style style:name="P16" style:family="paragraph" style:parent-style-name="Text_20_body">
      <style:text-properties officeooo:rsid="0056791d" officeooo:paragraph-rsid="0056791d"/>
    </style:style>
    <style:style style:name="P17" style:family="paragraph" style:parent-style-name="Text_20_body">
      <style:text-properties officeooo:paragraph-rsid="0056791d"/>
    </style:style>
    <style:style style:name="T1" style:family="text">
      <style:text-properties officeooo:rsid="0038fd9e"/>
    </style:style>
    <style:style style:name="T2" style:family="text">
      <style:text-properties officeooo:rsid="00587db4"/>
    </style:style>
    <style:style style:name="T3" style:family="text">
      <style:text-properties officeooo:rsid="0054a86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프로젝트 개요</text:span></text:h>
      <text:p text:style-name="Text_20_body">KOSPI 시가총액 기준 상위 <text:span text:style-name="T1">1</text:span>00여 개 기업의 주가 차트를 매일 자동으로 업데이트하고, 다양한 기술적 지표를 활용하여 분석할 수 있는 시스템을 구축합니다.</text:p>
      <text:p text:style-name="Text_20_body"><text:span text:style-name="Strong_20_Emphasis">핵심 기능</text:span></text:p>
      <text:list text:style-name="L1">
        <text:list-item>
          <text:p text:style-name="P2"><text:span text:style-name="Strong_20_Emphasis">데이터 업데이트:</text:span> 매일 최신 주가 데이터를 반영하여 차트를 자동으로 갱신 </text:p>
        </text:list-item>
        <text:list-item>
          <text:p text:style-name="P2"><text:span text:style-name="Strong_20_Emphasis">기술적 지표 제공:</text:span> </text:p>
          <text:list>
            <text:list-item>
              <text:p text:style-name="P2">볼린저 밴드 (Bollinger Bands) </text:p>
            </text:list-item>
            <text:list-item>
              <text:p text:style-name="P2">이동평균선 (Moving Average) </text:p>
            </text:list-item>
            <text:list-item>
              <text:p text:style-name="P2">RSI (Relative Strength Index) </text:p>
            </text:list-item>
            <text:list-item>
              <text:p text:style-name="P2">MFI (Money Flow Index) </text:p>
            </text:list-item>
            <text:list-item>
              <text:p text:style-name="P2">MACD (Moving Average Convergence Divergence) </text:p>
            </text:list-item>
            <text:list-item>
              <text:p text:style-name="P2">OBV (On-Balance Volume) </text:p>
            </text:list-item>
          </text:list>
        </text:list-item>
        <text:list-item>
          <text:p text:style-name="P3"><text:span text:style-name="Strong_20_Emphasis">키움 REST API 활용:</text:span> 키움증권에서 제공하는 REST API를 이용하여 데이터 수집 및 분석</text:p>
        </text:list-item>
      </text:list>
      <text:h text:style-name="P4" text:outline-level="3"><text:span text:style-name="Strong_20_Emphasis">프로젝트별 폴더 및 핵심 모듈</text:span></text:h>
      <text:h text:style-name="Heading_20_4" text:outline-level="4"><text:span text:style-name="Strong_20_Emphasis">1. </text:span><text:span text:style-name="Strong_20_Emphasis"><text:span text:style-name="Source_20_Text">Sample.SP0.Client.Core</text:span></text:span></text:h>
      <text:h text:style-name="Heading_20_5" text:outline-level="5"><text:span text:style-name="Strong_20_Emphasis">주요 폴더</text:span></text:h>
      <text:list text:style-name="L2">
        <text:list-item>
          <text:p text:style-name="P5"><text:span text:style-name="Strong_20_Emphasis"><text:span text:style-name="Source_20_Text">WebApi</text:span></text:span>: Web API 통신 관련 객체들이 위치합니다. </text:p>
        </text:list-item>
        <text:list-item>
          <text:p text:style-name="P5"><text:span text:style-name="Strong_20_Emphasis"><text:span text:style-name="Source_20_Text">Entities</text:span></text:span>: 데이터베이스 테이블과 매핑되는 데이터 객체(Entity)들이 위치합니다. </text:p>
        </text:list-item>
        <text:list-item>
          <text:p text:style-name="P5"><text:span text:style-name="Strong_20_Emphasis"><text:span text:style-name="Source_20_Text">KiwoomApi</text:span></text:span>: 키움증권 REST API 연동을 위한 응답(Response), URL 객체들이 위치합니다. </text:p>
        </text:list-item>
        <text:list-item>
          <text:p text:style-name="P6"><text:span text:style-name="Strong_20_Emphasis"><text:span text:style-name="Source_20_Text">View</text:span></text:span>: 화면에 표현될 객체들의 인터페이스와 이벤트 관련 객체들이 위치합니다. </text:p>
        </text:list-item>
      </text:list>
      <text:h text:style-name="Heading_20_5" text:outline-level="5"><text:span text:style-name="Strong_20_Emphasis">핵심 모듈</text:span></text:h>
      <text:list text:style-name="L3">
        <text:list-item>
          <text:p text:style-name="P7"><text:span text:style-name="Strong_20_Emphasis"><text:span text:style-name="Source_20_Text">StartPanelController</text:span></text:span>: 시작 화면의 로직을 제어합니다. 사용자의 '온라인/오프라인 시작' 선택에 따라 데이터 업데이트 후 메인 화면을 표시하거나, 업데이트 없이 바로 메인 화면을 표시합니다. </text:p>
        </text:list-item>
        <text:list-item>
          <text:p text:style-name="P7"><text:span text:style-name="Strong_20_Emphasis"><text:span text:style-name="Source_20_Text">MainPanelController</text:span></text:span>: 메인 화면의 차트 및 보조 지표 패널을 제어합니다. 사용자의 선택(체크박스, 라디오 버튼)에 따라 차트에 표시되는 봉차트, 볼린저 밴드, 이동평균선, RSI 등 다양한 지표를 활성화/비활성화합니다. </text:p>
        </text:list-item>
        <text:list-item>
          <text:p text:style-name="P7"><text:span text:style-name="Strong_20_Emphasis"><text:span text:style-name="Source_20_Text">MarketDataUpdater</text:span></text:span>: 키움 API를 통해 시장 데이터를 가져와 업데이트합니다. 이 과정에서 이동평균선, 볼린저 밴드, RSI 등 각종 보조지표를 계산하여 데이터베이스(<text:span text:style-name="Source_20_Text">stock_db</text:span>)에 저장합니다. </text:p>
        </text:list-item>
        <text:list-item>
          <text:p text:style-name="P7"><text:span text:style-name="Strong_20_Emphasis"><text:span text:style-name="Source_20_Text">*Repository</text:span></text:span> (예: <text:span text:style-name="Source_20_Text">RsiPointRepository</text:span>): <text:span text:style-name="Source_20_Text">stock_db</text:span>의 각 테이블에 대한 데이터 조회(Read) 및 수정(Update) 작업 등을 수행합니다. </text:p>
        </text:list-item>
        <text:list-item>
          <text:p text:style-name="P7"><text:span text:style-name="Strong_20_Emphasis"><text:span text:style-name="Source_20_Text">TokenStore</text:span></text:span>: 키움 API 인증 후 발급받은 토큰을 관리(저장)합니다. </text:p>
        </text:list-item>
        <text:list-item>
          <text:p text:style-name="P8"><text:span text:style-name="Strong_20_Emphasis"><text:span text:style-name="Source_20_Text">TypeTransformer</text:span></text:span>: 날짜 형식의 문자열을 <text:span text:style-name="Source_20_Text">DateTime</text:span> 객체로 변환하는 등 데이터 타입을 변환하는 유틸리티 기능을 제공합니다. </text:p>
        </text:list-item>
      </text:list>
      <text:h text:style-name="P9" text:outline-level="4"><text:span text:style-name="Strong_20_Emphasis">2. </text:span><text:span text:style-name="Strong_20_Emphasis"><text:span text:style-name="Source_20_Text">Sample.SP0.Client</text:span></text:span></text:h>
      <text:h text:style-name="Heading_20_5" text:outline-level="5"><text:span text:style-name="Strong_20_Emphasis">주요 폴더</text:span></text:h>
      <text:list text:style-name="L4">
        <text:list-item>
          <text:p text:style-name="P10"><text:span text:style-name="Strong_20_Emphasis"><text:span text:style-name="Source_20_Text">View</text:span></text:span>: WPF를 이용한 XAML(화면 디자인) 파일과 해당 화면의 이벤트를 처리하는 C# 코드 비하인드 파일이 위치합니다. 코드 비하인드는 <text:span text:style-name="Source_20_Text">Core</text:span> 프로젝트에 정의된 View 인터페이스를 구현합니다. </text:p>
        </text:list-item>
      </text:list>
      <text:h text:style-name="Heading_20_5" text:outline-level="5"><text:soft-page-break/><text:span text:style-name="Strong_20_Emphasis">핵심 화면 (View)</text:span></text:h>
      <text:list text:style-name="L5">
        <text:list-item>
          <text:p text:style-name="P11"><text:span text:style-name="Strong_20_Emphasis"><text:span text:style-name="Source_20_Text">MainWindow</text:span></text:span>: 앱이 처음 실행될 때 로드되는 기본 창입니다. 각 모듈이 필요로 하는 의존성을 주입하고 앱의 시작점 역할을 합니다. </text:p>
        </text:list-item>
        <text:list-item>
          <text:p text:style-name="P11"><text:span text:style-name="Strong_20_Emphasis"><text:span text:style-name="Source_20_Text">StartPanel</text:span></text:span>: 앱의 첫 화면으로, '온라인 시작'과 '오프라인 시작' 버튼을 제공합니다. 온라인 시작 시 <text:span text:style-name="Source_20_Text">appKey</text:span>와 <text:span text:style-name="Source_20_Text">secretKey</text:span>를 입력받습니다. </text:p>
        </text:list-item>
        <text:list-item>
          <text:p text:style-name="P11"><text:span text:style-name="Strong_20_Emphasis"><text:span text:style-name="Source_20_Text">LoadingPanel</text:span></text:span>: 온라인 시작 시, 데이터 업데이트가 진행되는 동안 사용자에게 진행 상황을 보여주는 화면입니다. </text:p>
        </text:list-item>
        <text:list-item>
          <text:p text:style-name="P11"><text:span text:style-name="Strong_20_Emphasis"><text:span text:style-name="Source_20_Text">MainPanel</text:span></text:span>: 데이터 분석을 위한 메인 화면입니다. <text:span text:style-name="Source_20_Text">StockItemListPanel</text:span>과 <text:span text:style-name="Source_20_Text">ChartPanel</text:span>로 구성됩니다. </text:p>
        </text:list-item>
        <text:list-item>
          <text:p text:style-name="P11"><text:span text:style-name="Strong_20_Emphasis"><text:span text:style-name="Source_20_Text">StockItemListPanel</text:span></text:span>: 조회 가능한 전체 주식 종목 리스트를 보여줍니다. </text:p>
        </text:list-item>
        <text:list-item>
          <text:p text:style-name="P11"><text:span text:style-name="Strong_20_Emphasis"><text:span text:style-name="Source_20_Text">ChartPanel</text:span></text:span>: <text:span text:style-name="Source_20_Text">ScottPlot</text:span> 라이브러리를 이용해 선택된 종목의 차트(봉차트)와 각종 기술적 지표(이동평균선, 볼린저 밴드, RSI 등)를 시각화하여 보여줍니다. </text:p>
        </text:list-item>
        <text:list-item>
          <text:p text:style-name="P11"><text:span text:style-name="Strong_20_Emphasis"><text:span text:style-name="Source_20_Text">DebugConsolePanel</text:span></text:span>: 앱의 하단에 항상 표시되며, <text:span text:style-name="Source_20_Text">Logger</text:span>를 통해 전달된 로그나 디버그 메시지를 출력하여 현재 상태를 파악할 수 있게 합니다. </text:p>
        </text:list-item>
        <text:list-item>
          <text:p text:style-name="P12"><text:span text:style-name="Strong_20_Emphasis"><text:span text:style-name="Source_20_Text">Logger</text:span></text:span>: 프로그램의 동작 상태나 오류 등의 로그를 <text:span text:style-name="Source_20_Text">DebugConsolePanel</text:span>에 표시하는 역할을 합니다.</text:p>
        </text:list-item>
      </text:list>
      <text:p text:style-name="P13"/>
      <text:h text:style-name="P14" text:outline-level="3"><text:span text:style-name="Strong_20_Emphasis">요구 환경</text:span></text:h>
      <text:p text:style-name="P15">Windows11 환경하에서만 구동됩니다.</text:p>
      <text:p text:style-name="P16">Online을 통해 데이터를 업데이트 받기 위해서는 키움 증권에서 REST API 사용을 신청하여 App <text:span text:style-name="T2">k</text:span>ey 와 <text:span text:style-name="T2">App s</text:span>ecret를 발급 받아야 합니다.</text:p>
      <text:h text:style-name="P14" text:outline-level="3"><text:span text:style-name="Strong_20_Emphasis">실행 방법</text:span></text:h>
      <text:p text:style-name="Text_20_body"><text:span text:style-name="Strong_20_Emphasis">1. MariaDB 설치</text:span></text:p>
      <text:p text:style-name="Text_20_body"><text:span text:style-name="Strong_20_Emphasis">2. stock_db 파일 압축 해제 및 실행</text:span></text:p>
      <text:p text:style-name="Text_20_body">압축을 풀고 <text:span text:style-name="Source_20_Text">stock_db.sql</text:span>을 실행하여 데이터베이스를 생성합니다.</text:p>
      <text:p text:style-name="Text_20_body"><text:span text:style-name="Strong_20_Emphasis">3. MariaDB에 사용자 추가</text:span></text:p>
      <text:p text:style-name="Text_20_body">아이디 <text:span text:style-name="Source_20_Text">cat</text:span>, 비밀번호 <text:span text:style-name="Source_20_Text">@rat108</text:span>을 가진 사용자를 생성하고 <text:span text:style-name="T3">stock_db 에 대해</text:span> 권한을 부여합니다.</text:p>
      <text:p text:style-name="Text_20_body"><text:span text:style-name="Strong_20_Emphasis">4. Build 파일 압축 해제 및 Sample.SP0.Client 실행</text:span></text:p>
      <text:p text:style-name="P17">압축을 풀고 <text:s/>Sample.SP0.Client.exe를 더블 클릭하여 실행합니다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KR" svg:font-family="'Noto Sans KR'" style:font-family-generic="modern" style:font-pitch="fixed"/>
    <style:font-face style:name="Noto Sans KR1" svg:font-family="'Noto Sans KR'" style:font-family-generic="system" style:font-pitch="variable"/>
    <style:font-face style:name="Noto Serif KR" svg:font-family="'Noto Serif KR'" style:font-family-generic="roman" style:font-pitch="variable"/>
    <style:font-face style:name="Noto Serif KR1" svg:font-family="'Noto Serif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KR" fo:font-size="10pt" fo:language="en" fo:country="US" style:letter-kerning="true" style:font-name-asian="Noto Serif KR1" style:font-size-asian="10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Noto Serif KR" fo:font-size="10pt" fo:language="en" fo:country="US" style:letter-kerning="true" style:font-name-asian="Noto Serif KR1" style:font-size-asian="10pt" style:language-asian="ko" style:country-asian="KR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1" style:font-family-asian="'Noto Sans KR'" style:font-family-generic-asian="system" style:font-pitch-asian="variable" style:font-size-asian="10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KR1" style:font-family-asian="'Noto Serif KR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KR1" style:font-family-asian="'Noto Serif KR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KR1" style:font-family-asian="'Noto Serif KR'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KR1" style:font-family-asian="'Noto Serif KR'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KR" style:font-family-asian="'Noto Sans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09:39:17.614000000</meta:creation-date>
    <dc:date>2025-06-12T18:36:35.806000000</dc:date>
    <meta:editing-duration>PT6H26M51S</meta:editing-duration>
    <meta:editing-cycles>57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49" meta:word-count="1251" meta:character-count="2345" meta:non-whitespace-character-count="1934"/>
  </office:meta>
</office:document-meta>
</file>